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edReader.read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Reader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Reader.BufferedReader( java . io . Reader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Read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Reader.mark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Reader.BufferedReader( java . io . Read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Reader.rea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